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1f37f7" officeooo:paragraph-rsid="001f37f7"/>
    </style:style>
    <style:style style:name="P2" style:family="paragraph" style:parent-style-name="Subtitle">
      <style:text-properties officeooo:rsid="001f37f7" officeooo:paragraph-rsid="001f37f7"/>
    </style:style>
    <style:style style:name="P3" style:family="paragraph" style:parent-style-name="Heading_20_1">
      <style:text-properties officeooo:rsid="001f3d22" officeooo:paragraph-rsid="001f3d22"/>
    </style:style>
    <style:style style:name="P4" style:family="paragraph" style:parent-style-name="Text_20_body" style:list-style-name="L1">
      <style:text-properties officeooo:rsid="00223ad5" officeooo:paragraph-rsid="00223ad5"/>
    </style:style>
    <style:style style:name="P5" style:family="paragraph" style:parent-style-name="Heading_20_1">
      <style:text-properties officeooo:rsid="001f37f7" officeooo:paragraph-rsid="001f37f7"/>
    </style:style>
    <style:style style:name="P6" style:family="paragraph" style:parent-style-name="Text_20_body" style:list-style-name="L2">
      <style:text-properties officeooo:rsid="0024a6da" officeooo:paragraph-rsid="0024a6da"/>
    </style:style>
    <style:style style:name="P7" style:family="paragraph" style:parent-style-name="Text_20_body" style:list-style-name="L2">
      <style:text-properties officeooo:rsid="00223ad5" officeooo:paragraph-rsid="00223ad5"/>
    </style:style>
    <style:style style:name="P8" style:family="paragraph" style:parent-style-name="Text_20_body" style:list-style-name="L3">
      <style:text-properties officeooo:rsid="0025e51b" officeooo:paragraph-rsid="0025e51b"/>
    </style:style>
    <style:style style:name="P9" style:family="paragraph" style:parent-style-name="Text_20_body" style:list-style-name="L3">
      <style:text-properties officeooo:rsid="00223ad5" officeooo:paragraph-rsid="00223ad5"/>
    </style:style>
    <style:style style:name="P10" style:family="paragraph" style:parent-style-name="Text_20_body" style:list-style-name="L3">
      <style:text-properties officeooo:rsid="002cfd9c" officeooo:paragraph-rsid="002cfd9c"/>
    </style:style>
    <style:style style:name="P11" style:family="paragraph" style:parent-style-name="Text_20_body" style:list-style-name="L4">
      <style:text-properties officeooo:rsid="0025e51b" officeooo:paragraph-rsid="0025e51b"/>
    </style:style>
    <style:style style:name="P12" style:family="paragraph" style:parent-style-name="Text_20_body" style:list-style-name="L4">
      <style:text-properties officeooo:rsid="00223ad5" officeooo:paragraph-rsid="00223ad5"/>
    </style:style>
    <style:style style:name="P13" style:family="paragraph" style:parent-style-name="Text_20_body" style:list-style-name="L5">
      <style:text-properties fo:font-size="12pt" officeooo:rsid="0027491e" officeooo:paragraph-rsid="0027491e" style:font-size-asian="12pt" style:font-size-complex="12pt"/>
    </style:style>
    <style:style style:name="P14" style:family="paragraph" style:parent-style-name="Text_20_body" style:list-style-name="L5">
      <style:text-properties fo:font-size="12pt" officeooo:rsid="00361ff6" officeooo:paragraph-rsid="00361ff6" style:font-size-asian="12pt" style:font-size-complex="12pt"/>
    </style:style>
    <style:style style:name="P15" style:family="paragraph" style:parent-style-name="Text_20_body" style:list-style-name="L6">
      <style:text-properties officeooo:rsid="0037ff36" officeooo:paragraph-rsid="0037ff36"/>
    </style:style>
    <style:style style:name="P16" style:family="paragraph" style:parent-style-name="Text_20_body" style:list-style-name="L6">
      <style:text-properties officeooo:rsid="002867e9" officeooo:paragraph-rsid="002867e9"/>
    </style:style>
    <style:style style:name="P17" style:family="paragraph" style:parent-style-name="Text_20_body" style:list-style-name="L7">
      <style:text-properties officeooo:rsid="0037ff36" officeooo:paragraph-rsid="0037ff36"/>
    </style:style>
    <style:style style:name="P18" style:family="paragraph" style:parent-style-name="Text_20_body" style:list-style-name="L8">
      <style:text-properties officeooo:rsid="002a4b40" officeooo:paragraph-rsid="002a4b40"/>
    </style:style>
    <style:style style:name="P19" style:family="paragraph" style:parent-style-name="Text_20_body" style:list-style-name="L9">
      <style:text-properties officeooo:rsid="002c1172" officeooo:paragraph-rsid="002c1172"/>
    </style:style>
    <style:style style:name="P20" style:family="paragraph" style:parent-style-name="Text_20_body" style:list-style-name="L9">
      <style:text-properties officeooo:rsid="003a3b01" officeooo:paragraph-rsid="003a3b01"/>
    </style:style>
    <style:style style:name="P21" style:family="paragraph" style:parent-style-name="Text_20_body" style:list-style-name="L9">
      <style:text-properties officeooo:rsid="002cfd9c" officeooo:paragraph-rsid="002cfd9c"/>
    </style:style>
    <style:style style:name="P22" style:family="paragraph" style:parent-style-name="Text_20_body" style:list-style-name="L9">
      <style:text-properties officeooo:rsid="002cfd9c" officeooo:paragraph-rsid="003ebcfd"/>
    </style:style>
    <style:style style:name="P23" style:family="paragraph" style:parent-style-name="Text_20_body" style:list-style-name="L9">
      <style:text-properties officeooo:rsid="002d8b32" officeooo:paragraph-rsid="003ebcfd"/>
    </style:style>
    <style:style style:name="P24" style:family="paragraph" style:parent-style-name="Text_20_body" style:list-style-name="L10">
      <style:text-properties officeooo:rsid="002a4b40" officeooo:paragraph-rsid="002a4b40"/>
    </style:style>
    <style:style style:name="P25" style:family="paragraph" style:parent-style-name="Text_20_body" style:list-style-name="L11">
      <style:text-properties officeooo:rsid="003ebcfd" officeooo:paragraph-rsid="003ebcfd"/>
    </style:style>
    <style:style style:name="P26" style:family="paragraph" style:parent-style-name="Text_20_body" style:list-style-name="L11">
      <style:text-properties officeooo:rsid="002d8b32" officeooo:paragraph-rsid="002d8b32"/>
    </style:style>
    <style:style style:name="P27" style:family="paragraph" style:parent-style-name="Text_20_body" style:list-style-name="L12">
      <style:text-properties officeooo:rsid="002f1b3a" officeooo:paragraph-rsid="002f1b3a"/>
    </style:style>
    <style:style style:name="P28" style:family="paragraph" style:parent-style-name="Text_20_body" style:list-style-name="L13">
      <style:text-properties officeooo:rsid="002f1b3a" officeooo:paragraph-rsid="002f1b3a"/>
    </style:style>
    <style:style style:name="P29" style:family="paragraph" style:parent-style-name="Text_20_body" style:list-style-name="L14">
      <style:text-properties officeooo:rsid="002f1b3a" officeooo:paragraph-rsid="002f1b3a"/>
    </style:style>
    <style:style style:name="P30" style:family="paragraph" style:parent-style-name="Text_20_body" style:list-style-name="L15">
      <style:text-properties officeooo:rsid="002f1b3a" officeooo:paragraph-rsid="002f1b3a"/>
    </style:style>
    <style:style style:name="P31" style:family="paragraph" style:parent-style-name="Text_20_body" style:list-style-name="L16">
      <style:text-properties officeooo:rsid="002f1b3a" officeooo:paragraph-rsid="002f1b3a"/>
    </style:style>
    <style:style style:name="P32" style:family="paragraph" style:parent-style-name="Text_20_body" style:list-style-name="L17">
      <style:text-properties officeooo:rsid="002f1b3a" officeooo:paragraph-rsid="002f1b3a"/>
    </style:style>
    <style:style style:name="P33" style:family="paragraph" style:parent-style-name="Text_20_body" style:list-style-name="L18">
      <style:text-properties officeooo:rsid="002ff6e3" officeooo:paragraph-rsid="002ff6e3"/>
    </style:style>
    <style:style style:name="P34" style:family="paragraph" style:parent-style-name="Text_20_body" style:list-style-name="L19">
      <style:text-properties officeooo:rsid="002f1b3a" officeooo:paragraph-rsid="002f1b3a"/>
    </style:style>
    <style:style style:name="T1" style:family="text">
      <style:text-properties officeooo:rsid="001f3d22"/>
    </style:style>
    <style:style style:name="T2" style:family="text">
      <style:text-properties officeooo:rsid="0025e51b"/>
    </style:style>
    <style:style style:name="T3" style:family="text">
      <style:text-properties officeooo:rsid="002f1b3a"/>
    </style:style>
    <style:style style:name="T4" style:family="text">
      <style:text-properties officeooo:rsid="003ebcf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2026 Schedule</text:p>
      <text:p text:style-name="P2">16-Week Liberal Arts Mathematics</text:p>
      <text:h text:style-name="P3" text:outline-level="1">Course Start – Jan 12, 2026</text:h>
      <text:list text:style-name="L1">
        <text:list-item>
          <text:p text:style-name="P4">Syllabus Assignment – Due Jan 20, 2026</text:p>
        </text:list-item>
      </text:list>
      <text:h text:style-name="P5" text:outline-level="1">Week 1 – Jan 12, 2026</text:h>
      <text:list text:style-name="L2">
        <text:list-item>
          <text:p text:style-name="P6">Discussion 1 – Due Jan 18, 2026</text:p>
        </text:list-item>
        <text:list-item>
          <text:p text:style-name="P7">Understanding Percent – Due Jan 25, 2026</text:p>
        </text:list-item>
        <text:list-item>
          <text:p text:style-name="P7">Discounts, Markup, and Sales Tax – Due Jan 25, 2026</text:p>
        </text:list-item>
      </text:list>
      <text:h text:style-name="P5" text:outline-level="1">Week 2 – Jan 1<text:span text:style-name="T1">9</text:span>, 2026</text:h>
      <text:list text:style-name="L3">
        <text:list-item>
          <text:p text:style-name="P8">Discussion 2 – Due Jan 25, 2026</text:p>
        </text:list-item>
        <text:list-item>
          <text:p text:style-name="P9">Simple Interest – Due Feb 01, 2026</text:p>
        </text:list-item>
        <text:list-item>
          <text:p text:style-name="P9">Compound Interest – Due Feb 01, 202<text:span text:style-name="T2">6</text:span></text:p>
        </text:list-item>
        <text:list-item>
          <text:p text:style-name="P10">Making a Personal Budget – Due Feb 01, 2026</text:p>
        </text:list-item>
      </text:list>
      <text:h text:style-name="P5" text:outline-level="1">Week 3 – Jan <text:span text:style-name="T1">26</text:span>, 2026</text:h>
      <text:list text:style-name="L4">
        <text:list-item>
          <text:p text:style-name="P11">Discussion 3 – Due Feb 01, 2026</text:p>
        </text:list-item>
        <text:list-item>
          <text:p text:style-name="P12">Methods of Savings – Due Feb 0<text:span text:style-name="T2">8</text:span>, 2026</text:p>
        </text:list-item>
        <text:list-item>
          <text:p text:style-name="P12">The Basics of Loans – Due Feb 0<text:span text:style-name="T2">8</text:span>, 2026</text:p>
        </text:list-item>
        <text:list-item>
          <text:p text:style-name="P12">Chapter 6 Quiz – Due May 3, 2026</text:p>
        </text:list-item>
      </text:list>
      <text:h text:style-name="P5" text:outline-level="1">Week 4 – <text:span text:style-name="T1">Feb 02</text:span>, 2026</text:h>
      <text:list text:style-name="L5">
        <text:list-item>
          <text:p text:style-name="P13">Project 1 – Due Feb 15, 2026</text:p>
        </text:list-item>
        <text:list-item>
          <text:p text:style-name="P14">Discussion 4 – Due Feb 08, 2026</text:p>
        </text:list-item>
        <text:list-item>
          <text:p text:style-name="P13">Points, Lines, and Planes – Due Feb 15, 2026</text:p>
        </text:list-item>
        <text:list-item>
          <text:p text:style-name="P13">Angles – Due Feb 15, 2026</text:p>
        </text:list-item>
      </text:list>
      <text:h text:style-name="P5" text:outline-level="1"><text:soft-page-break/>Week 5 – <text:span text:style-name="T1">Feb 09</text:span>, 2026</text:h>
      <text:list text:style-name="L6">
        <text:list-item>
          <text:p text:style-name="P15">Discussion 5 – Due Feb 15, 2026</text:p>
        </text:list-item>
        <text:list-item>
          <text:p text:style-name="P16">Triangles – Due Feb 22, 2026</text:p>
        </text:list-item>
        <text:list-item>
          <text:p text:style-name="P16">Polygons, Perimeter, and Circumference – Due Feb 22, 2026</text:p>
        </text:list-item>
        <text:list-item>
          <text:p text:style-name="P16">A<text:span text:style-name="T3">rea</text:span> – Due Feb 22, 2026</text:p>
        </text:list-item>
      </text:list>
      <text:h text:style-name="P5" text:outline-level="1">Week 6 – <text:span text:style-name="T1">Feb 16</text:span>, 2026</text:h>
      <text:list text:style-name="L7">
        <text:list-item>
          <text:p text:style-name="P17">Discussion 6 – Due Feb 22, 2026</text:p>
        </text:list-item>
      </text:list>
      <text:list text:style-name="L8">
        <text:list-item>
          <text:p text:style-name="P18">Volume and Surface Area – Due Mar 01, 2026</text:p>
        </text:list-item>
        <text:list-item>
          <text:p text:style-name="P18">Pythagorean Theorem – Due Mar 01, 2026</text:p>
        </text:list-item>
        <text:list-item>
          <text:p text:style-name="P18">Chapter 10 Quiz – Due May 03, 2026</text:p>
        </text:list-item>
      </text:list>
      <text:h text:style-name="P5" text:outline-level="1">Week 7 – <text:span text:style-name="T1">Feb 23</text:span>, 2026</text:h>
      <text:list text:style-name="L9">
        <text:list-item>
          <text:p text:style-name="P19">Project 2 – Due Mar 08, 2026</text:p>
        </text:list-item>
        <text:list-item>
          <text:p text:style-name="P20">Discussion 7 – Due Mar 01, 2026</text:p>
        </text:list-item>
        <text:list-item>
          <text:p text:style-name="P21">The Multiplication Rule for Counting and Permutations – Due Mar 08, 2026</text:p>
        </text:list-item>
        <text:list-item>
          <text:p text:style-name="P22">Factorials and Combinations – Due Mar 08, 2026</text:p>
        </text:list-item>
        <text:list-item>
          <text:p text:style-name="P23">Basic Concepts of Probability – Due Mar <text:span text:style-name="T4">08</text:span>, 2026</text:p>
        </text:list-item>
      </text:list>
      <text:h text:style-name="P5" text:outline-level="1">Week 8 – <text:span text:style-name="T1">Mar 02</text:span>, 2026</text:h>
      <text:list text:style-name="L10">
        <text:list-item>
          <text:p text:style-name="P24">Midterm Exam – Due Mar 06, 2026</text:p>
        </text:list-item>
      </text:list>
      <text:h text:style-name="P5" text:outline-level="1">Week 9 – <text:span text:style-name="T1">Mar 16</text:span>, 2026</text:h>
      <text:list text:style-name="L11">
        <text:list-item>
          <text:p text:style-name="P25">Discussion 8 – Due Mar 22, 2026</text:p>
        </text:list-item>
        <text:list-item>
          <text:p text:style-name="P26">Probability with Permutations and Combinations – Due Mar 29, 2026</text:p>
        </text:list-item>
        <text:list-item>
          <text:p text:style-name="P26">Expected Value – Due Mar 29, 2026</text:p>
        </text:list-item>
        <text:list-item>
          <text:p text:style-name="P26">Chapter 7 Quiz – Due May 3, 2026</text:p>
        </text:list-item>
      </text:list>
      <text:h text:style-name="P5" text:outline-level="1"><text:soft-page-break/>Week 10 – <text:span text:style-name="T1">Mar 23</text:span>, 2026</text:h>
      <text:list text:style-name="L12">
        <text:list-item>
          <text:p text:style-name="P27">Visualizing Data – Due Apr 05, 2026</text:p>
        </text:list-item>
        <text:list-item>
          <text:p text:style-name="P27">Mean, Median, and Mode – Due Apr 05, 2026</text:p>
        </text:list-item>
        <text:list-item>
          <text:p text:style-name="P27">Range and Standard Deviation – Due Apr 05, 2026</text:p>
        </text:list-item>
      </text:list>
      <text:h text:style-name="P5" text:outline-level="1">Week 11 – <text:span text:style-name="T1">Mar 30</text:span>, 2026</text:h>
      <text:list text:style-name="L13">
        <text:list-item>
          <text:p text:style-name="P28">The Normal Distribution – Due Apr 12, 2026</text:p>
        </text:list-item>
        <text:list-item>
          <text:p text:style-name="P28">Applications of the Normal Distribution – Due Apr 12, 2026</text:p>
        </text:list-item>
        <text:list-item>
          <text:p text:style-name="P28">Chapter 8 Quiz – Due May 3, 2026</text:p>
        </text:list-item>
      </text:list>
      <text:h text:style-name="P5" text:outline-level="1">Week 12 – <text:span text:style-name="T1">Apr 06</text:span>, 2026</text:h>
      <text:list text:style-name="L14">
        <text:list-item>
          <text:p text:style-name="P29">Project 3 – Due Apr 19, 2026</text:p>
        </text:list-item>
      </text:list>
      <text:list text:style-name="L15">
        <text:list-item>
          <text:p text:style-name="P30">Voting Methods – Due Apr 19, 2026</text:p>
        </text:list-item>
        <text:list-item>
          <text:p text:style-name="P30">Fairness in Voting Methods – Due Apr 19, 2026</text:p>
        </text:list-item>
      </text:list>
      <text:h text:style-name="P5" text:outline-level="1">Week 13 – <text:span text:style-name="T1">Apr 13</text:span>, 2026</text:h>
      <text:list text:style-name="L16">
        <text:list-item>
          <text:p text:style-name="P31">Standard Divisors, Standard Quotas, and the Apportionment Problem – Due Apr 26, 2026</text:p>
        </text:list-item>
        <text:list-item>
          <text:p text:style-name="P31">Apportionment Methods – Due Apr 26, 2026</text:p>
        </text:list-item>
      </text:list>
      <text:h text:style-name="P5" text:outline-level="1">Week 14 – <text:span text:style-name="T1">Apr 20</text:span>, 2026</text:h>
      <text:list text:style-name="L17">
        <text:list-item>
          <text:p text:style-name="P32">Fairness in Apportionment Methods – Due May 3, 2026</text:p>
        </text:list-item>
        <text:list-item>
          <text:p text:style-name="P32">Chapter 11 Quiz – Due May 3, 2026</text:p>
        </text:list-item>
      </text:list>
      <text:h text:style-name="P5" text:outline-level="1">Week 15 – <text:span text:style-name="T1">Apr 27</text:span>, 2026</text:h>
      <text:list text:style-name="L18">
        <text:list-item>
          <text:p text:style-name="P33">Review</text:p>
        </text:list-item>
      </text:list>
      <text:h text:style-name="P5" text:outline-level="1">Week 16 – <text:span text:style-name="T1">May 04</text:span>, 2026</text:h>
      <text:list text:style-name="L19">
        <text:list-item>
          <text:p text:style-name="P34">Final Exam – Due May 08, 2026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34:01.813072000</meta:creation-date>
    <dc:title>Default</dc:title>
    <meta:editing-cycles>15</meta:editing-cycles>
    <meta:generator>LibreOffice/25.2.5.2$MacOSX_X86_64 LibreOffice_project/03d19516eb2e1dd5d4ccd751a0d6f35f35e08022</meta:generator>
    <meta:editing-duration>PT1H46M22S</meta:editing-duration>
    <dc:date>2026-01-04T22:16:42.267996000</dc:date>
    <meta:print-date>2026-01-04T19:55:03.551671000</meta:print-date>
    <meta:printed-by>PDF files</meta:printed-by>
    <meta:document-statistic meta:table-count="0" meta:image-count="0" meta:object-count="0" meta:page-count="3" meta:paragraph-count="68" meta:word-count="475" meta:character-count="2346" meta:non-whitespace-character-count="1923"/>
    <meta:template xlink:type="simple" xlink:actuate="onRequest" xlink:title="Default" xlink:href="../../../../../../../Applications/LibreOffice.app/Contents/Resources/template/common/styles/Default.ott" meta:date="2026-01-04T18:34:01.099081000"/>
  </office:meta>
</office:document-meta>
</file>